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style:use-window-font-color="true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 mein , aaya to?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check abhi used escape character for values</text:p>
          </table:table-cell>
          <table:table-cell table:number-columns-repeated="5"/>
          <table:table-cell table:style-name="ce1" office:value-type="string" calcext:value-type="string">
            <text:p>Issues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string" calcext:value-type="string">
            <text:p>Sahi se read ni ho rya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 calcext:value-type="string">
            <text:p>whether case sensitive/insensitive needs any special handling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“\r” is coming while reading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: in quotes ache se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 calcext:value-type="string">
            <text:p>Confirm: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signature has complete details of the recor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Using <text:span text:style-name="T1">_</text:span> in paramName instead of <text:span text:style-name="T1">–</text:span> in record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Folding &amp; unfolding</text:p>
          </table:table-cell>
          <table:table-cell table:number-columns-repeated="6"/>
          <table:table-cell office:value-type="string" calcext:value-type="string">
            <text:p>not writing file in case empty list of record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arm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rt part of ical same as academic2015.ic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csv print karte hue field na ho to <text:span text:style-name="T1">,,</text:span> ki jagah <text:span text:style-name="T1">,””,</text:span> aa ra hai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Writing without filename as input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4" office:value-type="string" calcext:value-type="string">
            <text:p>taking complete param as a string..rt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23:23:01.010666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7:15:27.773050766</meta:creation-date>
    <dc:date>2015-03-31T23:26:49.240358548</dc:date>
    <meta:editing-duration>PT10H47M53S</meta:editing-duration>
    <meta:editing-cycles>34</meta:editing-cycles>
    <meta:generator>LibreOffice/4.3.3.2$Linux_X86_64 LibreOffice_project/430m0$Build-2</meta:generator>
    <meta:document-statistic meta:table-count="1" meta:cell-count="20" meta:object-count="0"/>
  </office:meta>
</office:document-meta>
</file>